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8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 table:style-name="ce2" office:value-type="string" calcext:value-type="string">
            <text:p>Optimal Solu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1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 style:data-style-name="N2" text:time-value="21:31:42.232501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1-13T23:12:34.649219438</dc:date>
    <dc:creator>Fernando Bombardelli</dc:creator>
    <meta:editing-duration>PT1H33M59S</meta:editing-duration>
    <meta:editing-cycles>3</meta:editing-cycles>
    <meta:generator>LibreOffice/4.2.8.2$Linux_X86_64 LibreOffice_project/420$Build-2</meta:generator>
    <meta:document-statistic meta:table-count="1" meta:cell-count="161" meta:object-count="0"/>
  </office:meta>
</office:document-meta>
</file>